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ccdb2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="Square_20_45" draw:marker-start-width="0.48cm" draw:marker-end="" draw:marker-end-width="0.5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="Arrow" draw:marker-start-width="0.48cm" draw:marker-end="" draw:marker-end-width="0.5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" draw:marker-start-width="0.48cm" draw:marker-end="" draw:marker-end-width="0.5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80808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808080" draw:marker-start="Square_20_45" draw:marker-start-width="0.4cm" draw:marker-end="" draw:marker-end-width="0.5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808080" draw:marker-start="Arrow" draw:marker-start-width="0.4cm" draw:marker-end="" draw:marker-end-width="0.58cm" draw:stroke-linejoin="none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808080" draw:marker-start="Arrow" draw:marker-start-width="0.4cm" draw:marker-end="" draw:marker-end-width="0.58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4" style:family="paragraph">
      <style:text-properties fo:font-family="Calibri" style:font-family-generic="swiss" style:font-pitch="variable"/>
    </style:style>
    <style:style style:name="P5" style:family="paragraph">
      <style:paragraph-properties fo:text-align="center"/>
      <style:text-properties fo:color="#333333" fo:font-family="Calibri" style:font-family-generic="swiss" style:font-pitch="variable" fo:font-size="15pt" style:font-size-asian="15pt" style:font-size-complex="15pt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family="Calibri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family="Calibri" style:font-family-generic="swiss" style:font-pitch="variable" fo:font-size="18pt" style:font-size-asian="18pt" style:font-size-complex="18pt"/>
    </style:style>
    <style:style style:name="T4" style:family="text">
      <style:text-properties fo:font-family="Calibri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family="Calibri" style:font-family-generic="swiss" style:font-pitch="variable"/>
    </style:style>
    <style:style style:name="T6" style:family="text">
      <style:text-properties fo:color="#333333" fo:font-family="Calibri" style:font-family-generic="swiss" style:font-pitch="variable" fo:font-size="15pt" style:font-size-asian="15pt" style:font-size-complex="15pt"/>
    </style:style>
    <style:style style:name="T7" style:family="text">
      <style:text-properties fo:color="#333333" fo:font-family="Calibri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7cm" svg:height="1.925cm" svg:x="7.4cm" svg:y="7.575cm">
          <draw:glue-point draw:id="4" svg:x="-2.234cm" svg:y="-4.867cm"/>
          <draw:glue-point draw:id="5" svg:x="2.234cm" svg:y="-4.867cm"/>
          <draw:glue-point draw:id="6" svg:x="2.446cm" svg:y="5.002cm"/>
          <text:p text:style-name="P1"><text:span text:style-name="T1">Tree</text:span></text:p>
          <text:p text:style-name="P1"><text:span text:style-name="T2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4.7cm" svg:height="1.925cm" svg:x="16cm" svg:y="4.375cm">
          <text:p text:style-name="P1"><text:span text:style-name="T3">TreeModificator</text:span></text:p>
          <text:p text:style-name="P1"><text:span text:style-name="T4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7.5cm" svg:height="1.925cm" svg:x="22.1cm" svg:y="2.275cm">
          <draw:glue-point draw:id="4" svg:x="-2.46cm" svg:y="-4.997cm"/>
          <draw:glue-point draw:id="5" svg:x="-2.466cm" svg:y="5.002cm"/>
          <draw:glue-point draw:id="6" svg:x="0.466cm" svg:y="5.002cm"/>
          <draw:glue-point draw:id="7" svg:x="1.4cm" svg:y="5.002cm"/>
          <draw:glue-point draw:id="8" svg:x="-0.333cm" svg:y="5.002cm"/>
          <draw:glue-point draw:id="9" svg:x="-1.533cm" svg:y="5.002cm"/>
          <text:p text:style-name="P1"><text:span text:style-name="T3">TreeModificationContainer</text:span></text:p>
          <text:p text:style-name="P1"><text:span text:style-name="T4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4.7cm" svg:height="1.925cm" svg:x="15.9cm" svg:y="0.2cm">
          <text:p text:style-name="P1"><text:span text:style-name="T3">TreeComparator</text:span></text:p>
          <text:p text:style-name="P1"><text:span text:style-name="T4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" draw:id="id2" draw:layer="layout" svg:width="4.8cm" svg:height="1.925cm" svg:x="0.1cm" svg:y="7.575cm">
          <text:p text:style-name="P1"><text:span text:style-name="T3">components</text:span></text:p>
          <text:p text:style-name="P1"><text:span text:style-name="T4">&lt;&lt;package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6.4cm" svg:height="1.925cm" svg:x="15.1cm" svg:y="12.275cm">
          <text:p text:style-name="P1"><text:span text:style-name="T3">TreeModificationMerger</text:span></text:p>
          <text:p text:style-name="P1"><text:span text:style-name="T4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4.7cm" svg:height="1.925cm" svg:x="7.4cm" svg:y="0.3cm">
          <draw:glue-point draw:id="4" svg:x="-2.446cm" svg:y="5.132cm"/>
          <draw:glue-point draw:id="5" svg:x="2.446cm" svg:y="5.132cm"/>
          <draw:glue-point draw:id="6" svg:x="-5cm" svg:y="-2.4cm"/>
          <draw:glue-point draw:id="7" svg:x="-5cm" svg:y="1.755cm"/>
          <text:p text:style-name="P1"><text:span text:style-name="T3">exchange</text:span></text:p>
          <text:p text:style-name="P1"><text:span text:style-name="T4">&lt;&lt;package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4cm" svg:y1="8.537cm" svg:x2="4.9cm" svg:y2="8.537cm" draw:start-shape="id1" draw:end-shape="id2" svg:d="m7400 8537h-2500">
          <text:p/>
        </draw:connector>
        <draw:connector draw:style-name="gr5" draw:text-style-name="P1" draw:layer="layout" draw:type="curve" svg:x1="24.001cm" svg:y1="4.199cm" svg:x2="20.7cm" svg:y2="5.337cm" draw:start-shape="id3" draw:start-glue-point="5" draw:end-shape="id4" svg:d="m24001 4199c0 759-1100 1138-3301 1138">
          <text:p/>
        </draw:connector>
        <draw:connector draw:style-name="gr6" draw:text-style-name="P1" draw:layer="layout" draw:type="curve" svg:x1="16cm" svg:y1="5.337cm" svg:x2="12.1cm" svg:y2="8.537cm" draw:start-shape="id4" draw:start-glue-point="3" draw:end-shape="id1" svg:d="m16000 5337c-2923 0-974 3200-3900 3200">
          <text:p/>
        </draw:connector>
        <draw:connector draw:style-name="gr6" draw:text-style-name="P1" draw:layer="layout" draw:type="curve" svg:x1="9.75cm" svg:y1="7.575cm" svg:x2="9.75cm" svg:y2="2.225cm" draw:start-shape="id1" draw:start-glue-point="0" draw:end-shape="id5" draw:end-glue-point="2" svg:d="m9750 7575v-5350">
          <text:p/>
        </draw:connector>
        <draw:connector draw:style-name="gr6" draw:text-style-name="P1" draw:layer="layout" draw:type="curve" svg:x1="17.8cm" svg:y1="9.55cm" svg:x2="10.899cm" svg:y2="9.499cm" draw:start-shape="id6" draw:start-glue-point="5" draw:end-shape="id1" draw:end-glue-point="6" svg:d="m17800 9550c-4275 0-3562 238-4219 422s-2682 316-2682-473">
          <text:p/>
        </draw:connector>
        <draw:connector draw:style-name="gr6" draw:text-style-name="P1" draw:layer="layout" draw:type="curve" svg:x1="15.9cm" svg:y1="1.162cm" svg:x2="10.799cm" svg:y2="7.601cm" draw:start-shape="id7" draw:start-glue-point="3" draw:end-shape="id1" draw:end-glue-point="5" svg:d="m15900 1162c-3401 0-5101 2146-5101 6439">
          <text:p/>
        </draw:connector>
        <draw:frame draw:style-name="gr7" draw:text-style-name="P4" draw:layer="layout" svg:width="2.581cm" svg:height="1.801cm" svg:x="7.2cm" svg:y="3.699cm">
          <draw:text-box>
            <text:p><text:span text:style-name="T5">exports </text:span></text:p>
            <text:p><text:span text:style-name="T5">imports</text:span></text:p>
          </draw:text-box>
        </draw:frame>
        <draw:frame draw:style-name="gr8" draw:text-style-name="P4" draw:layer="layout" svg:width="3.025cm" svg:height="1.026cm" svg:x="11.475cm" svg:y="3.274cm">
          <draw:text-box>
            <text:p><text:span text:style-name="T5">compares</text:span></text:p>
          </draw:text-box>
        </draw:frame>
        <draw:frame draw:style-name="gr7" draw:text-style-name="P4" draw:layer="layout" svg:width="0.824cm" svg:height="1.026cm" svg:x="10.776cm" svg:y="6.6cm">
          <draw:text-box>
            <text:p><text:span text:style-name="T5">2</text:span></text:p>
          </draw:text-box>
        </draw:frame>
        <draw:frame draw:style-name="gr7" draw:text-style-name="P4" draw:layer="layout" svg:width="0.824cm" svg:height="1.026cm" svg:x="18.176cm" svg:y="11.274cm">
          <draw:text-box>
            <text:p><text:span text:style-name="T5">1</text:span></text:p>
          </draw:text-box>
        </draw:frame>
        <draw:frame draw:style-name="gr7" draw:text-style-name="P4" draw:layer="layout" svg:width="0.824cm" svg:height="1.026cm" svg:x="6.6cm" svg:y="7.5cm">
          <draw:text-box>
            <text:p><text:span text:style-name="T5">1</text:span></text:p>
          </draw:text-box>
        </draw:frame>
        <draw:frame draw:style-name="gr7" draw:text-style-name="P4" draw:layer="layout" svg:width="0.82cm" svg:height="1.026cm" svg:x="4.9cm" svg:y="7.6cm">
          <draw:text-box>
            <text:p><text:span text:style-name="T5">*</text:span></text:p>
          </draw:text-box>
        </draw:frame>
        <draw:frame draw:style-name="gr7" draw:text-style-name="P4" draw:layer="layout" svg:width="0.824cm" svg:height="1.026cm" svg:x="12.176cm" svg:y="7.6cm">
          <draw:text-box>
            <text:p><text:span text:style-name="T5">1</text:span></text:p>
          </draw:text-box>
        </draw:frame>
        <draw:frame draw:style-name="gr7" draw:text-style-name="P4" draw:layer="layout" svg:width="0.824cm" svg:height="1.026cm" svg:x="18.276cm" svg:y="6.2cm">
          <draw:text-box>
            <text:p><text:span text:style-name="T5">1</text:span></text:p>
          </draw:text-box>
        </draw:frame>
        <draw:frame draw:style-name="gr7" draw:text-style-name="P4" draw:layer="layout" svg:width="0.824cm" svg:height="1.026cm" svg:x="10.9cm" svg:y="9.874cm">
          <draw:text-box>
            <text:p><text:span text:style-name="T5">2</text:span></text:p>
          </draw:text-box>
        </draw:frame>
        <draw:frame draw:style-name="gr7" draw:text-style-name="P4" draw:layer="layout" svg:width="2.403cm" svg:height="1.026cm" svg:x="15.797cm" svg:y="9.5cm">
          <draw:text-box>
            <text:p><text:span text:style-name="T5">merges</text:span></text:p>
          </draw:text-box>
        </draw:frame>
        <draw:frame draw:style-name="gr7" draw:text-style-name="P4" draw:layer="layout" svg:width="0.82cm" svg:height="1.026cm" svg:x="15.1cm" svg:y="0.3cm">
          <draw:text-box>
            <text:p><text:span text:style-name="T5">*</text:span></text:p>
          </draw:text-box>
        </draw:frame>
        <draw:frame draw:style-name="gr7" draw:text-style-name="P4" draw:layer="layout" svg:width="0.82cm" svg:height="1.026cm" svg:x="15.2cm" svg:y="4.575cm">
          <draw:text-box>
            <text:p><text:span text:style-name="T5">*</text:span></text:p>
          </draw:text-box>
        </draw:frame>
        <draw:custom-shape draw:style-name="gr9" draw:text-style-name="P3" xml:id="id6" draw:id="id6" draw:layer="layout" svg:width="1.1cm" svg:height="1.1cm" svg:x="17.8cm" svg:y="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curve" svg:x1="18.3cm" svg:y1="12.275cm" svg:x2="18.35cm" svg:y2="10.1cm" draw:start-shape="id8" draw:start-glue-point="0" draw:end-shape="id6" draw:end-glue-point="6" svg:d="m18300 12275c0-1630 50-543 50-2175">
          <text:p/>
        </draw:connector>
        <draw:connector draw:style-name="gr6" draw:text-style-name="P1" draw:layer="layout" draw:type="curve" svg:x1="18.35cm" svg:y1="6.3cm" svg:x2="18.35cm" svg:y2="9cm" draw:start-shape="id4" draw:start-glue-point="2" draw:end-shape="id6" draw:end-glue-point="4" svg:d="m18350 6300v2700">
          <text:p/>
        </draw:connector>
        <draw:custom-shape draw:style-name="gr10" draw:text-style-name="P5" xml:id="id11" draw:id="id11" draw:layer="layout" svg:width="3.4cm" svg:height="1.5cm" svg:x="0.8cm" svg:y="13.7cm">
          <text:p text:style-name="P1"><text:span text:style-name="T6">TreeNumber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9" draw:id="id9" draw:layer="layout" svg:width="3.4cm" svg:height="1.4cm" svg:x="0.8cm" svg:y="10.9cm">
          <text:p text:style-name="P1"><text:span text:style-name="T6">Descriptor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0" draw:id="id10" draw:layer="layout" svg:width="3.4cm" svg:height="1.5cm" svg:x="5.5cm" svg:y="10.8cm">
          <text:p text:style-name="P1"><text:span text:style-name="T6">Concept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2" draw:id="id12" draw:layer="layout" svg:width="3.4cm" svg:height="1.5cm" svg:x="5.5cm" svg:y="13.7cm">
          <text:p text:style-name="P1"><text:span text:style-name="T6">Term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4.2cm" svg:y1="11.6cm" svg:x2="5.5cm" svg:y2="11.55cm" draw:start-shape="id9" draw:end-shape="id10" draw:end-glue-point="3" svg:d="m4200 11600 1300-50">
          <text:p/>
        </draw:connector>
        <draw:connector draw:style-name="gr11" draw:text-style-name="P1" draw:layer="layout" draw:type="line" svg:x1="2.5cm" svg:y1="12.3cm" svg:x2="2.5cm" svg:y2="13.7cm" draw:start-shape="id9" draw:start-glue-point="2" draw:end-shape="id11" draw:end-glue-point="0" svg:d="m2500 12300v1400">
          <text:p/>
        </draw:connector>
        <draw:connector draw:style-name="gr11" draw:text-style-name="P1" draw:layer="layout" draw:type="line" svg:x1="7.2cm" svg:y1="12.3cm" svg:x2="7.2cm" svg:y2="13.7cm" draw:start-shape="id10" draw:start-glue-point="2" draw:end-shape="id12" svg:d="m7200 12300v1400">
          <text:p/>
        </draw:connector>
        <draw:custom-shape draw:style-name="gr10" draw:text-style-name="P5" xml:id="id13" draw:id="id13" draw:layer="layout" svg:width="3.4cm" svg:height="1.5cm" svg:x="0.8cm" svg:y="0.2cm">
          <text:p text:style-name="P1"><text:span text:style-name="T6">DataExporter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line" svg:x1="7.4cm" svg:y1="0.8cm" svg:x2="4.2cm" svg:y2="0.95cm" draw:start-shape="id5" draw:start-glue-point="6" draw:end-shape="id13" draw:end-glue-point="1" svg:d="m7400 800-3200 150">
          <text:p/>
        </draw:connector>
        <draw:custom-shape draw:style-name="gr10" draw:text-style-name="P5" xml:id="id14" draw:id="id14" draw:layer="layout" svg:width="3.4cm" svg:height="1.5cm" svg:x="0.8cm" svg:y="2.3cm">
          <text:p text:style-name="P1"><text:span text:style-name="T6">DataImporter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7.4cm" svg:y1="1.599cm" svg:x2="4.2cm" svg:y2="3.05cm" draw:start-shape="id5" draw:start-glue-point="7" draw:end-shape="id14" draw:end-glue-point="1" svg:d="m7400 1599-3200 1451">
          <text:p/>
        </draw:connector>
        <draw:connector draw:style-name="gr13" draw:text-style-name="P1" draw:layer="layout" draw:type="line" svg:x1="2.5cm" svg:y1="9.5cm" svg:x2="2.5cm" svg:y2="10.9cm" draw:start-shape="id2" draw:start-glue-point="2" draw:end-shape="id9" svg:d="m2500 9500v1400">
          <text:p/>
        </draw:connector>
        <draw:frame draw:style-name="gr8" draw:text-style-name="P4" draw:layer="layout" svg:width="2.729cm" svg:height="1.026cm" svg:x="13.9cm" svg:y="6.7cm">
          <draw:text-box>
            <text:p><text:span text:style-name="T5">modifies</text:span></text:p>
          </draw:text-box>
        </draw:frame>
        <draw:connector draw:style-name="gr5" draw:text-style-name="P1" draw:layer="layout" draw:type="curve" svg:x1="24.005cm" svg:y1="2.276cm" svg:x2="20.6cm" svg:y2="1.162cm" draw:start-shape="id3" draw:start-glue-point="4" draw:end-shape="id7" draw:end-glue-point="1" svg:d="m24005 2276c0-743-1135-1114-3405-1114">
          <text:p/>
        </draw:connector>
        <draw:custom-shape draw:style-name="gr10" draw:text-style-name="P5" xml:id="id17" draw:id="id17" draw:layer="layout" svg:width="3.7cm" svg:height="1.4cm" svg:x="22.9cm" svg:y="11.3cm">
          <draw:glue-point draw:id="4" svg:x="-3.378cm" svg:y="-5cm"/>
          <text:p text:style-name="P1"><text:span text:style-name="T6">DescDeletions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5" draw:id="id15" draw:layer="layout" svg:width="3.7cm" svg:height="1.5cm" svg:x="25.9cm" svg:y="5.8cm">
          <draw:glue-point draw:id="4" svg:x="-3.108cm" svg:y="-5cm"/>
          <text:p text:style-name="P1"><text:span text:style-name="T6">VertexAdditions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6" draw:id="id16" draw:layer="layout" svg:width="3.7cm" svg:height="1.5cm" svg:x="24.1cm" svg:y="9.5cm">
          <draw:glue-point draw:id="4" svg:x="-3.378cm" svg:y="-5cm"/>
          <text:p text:style-name="P1"><text:span text:style-name="T6">VertexDeletions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26.9cm" svg:y1="4.199cm" svg:x2="26.601cm" svg:y2="5.8cm" draw:start-shape="id3" draw:start-glue-point="7" draw:end-shape="id15" draw:end-glue-point="4" svg:d="m26900 4199-299 1601">
          <text:p/>
        </draw:connector>
        <draw:connector draw:style-name="gr11" draw:text-style-name="P1" draw:layer="layout" draw:type="line" svg:x1="25.601cm" svg:y1="4.199cm" svg:x2="24.701cm" svg:y2="9.5cm" draw:start-shape="id3" draw:start-glue-point="8" draw:end-shape="id16" draw:end-glue-point="4" svg:d="m25601 4199-900 5301">
          <text:p/>
        </draw:connector>
        <draw:connector draw:style-name="gr11" draw:text-style-name="P1" draw:layer="layout" draw:type="line" svg:x1="24.701cm" svg:y1="4.199cm" svg:x2="23.501cm" svg:y2="11.3cm" draw:start-shape="id3" draw:start-glue-point="9" draw:end-shape="id17" draw:end-glue-point="4" svg:d="m24701 4199-1200 7101">
          <text:p/>
        </draw:connector>
        <draw:frame draw:style-name="gr14" draw:text-style-name="P6" draw:layer="layout" svg:width="1.2cm" svg:height="1.055cm" svg:x="26.3cm" svg:y="7.7cm">
          <draw:text-box>
            <text:p text:style-name="P6"><text:span text:style-name="T8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6T18:22:59.38</meta:creation-date>
    <dc:date>2012-10-17T11:36:42.33</dc:date>
    <dc:creator>Philipp Lucas</dc:creator>
    <meta:editing-duration>PT1H1M14S</meta:editing-duration>
    <meta:editing-cycles>11</meta:editing-cycles>
    <meta:generator>OpenOffice.org/3.4$Win32 OpenOffice.org_project/340m1$Build-9590</meta:generator>
    <meta:document-statistic meta:object-count="49"/>
  </office:meta>
</office:document-meta>
</file>